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cb1d" officeooo:paragraph-rsid="0012cb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 Tips</text:p>
      <text:p text:style-name="P1"/>
      <text:p text:style-name="P1">- Basic structure</text:p>
      <text:p text:style-name="P1"/>
      <text:p text:style-name="P1"><text:span text:style-name="Source_20_Text">&lt;!DOCTYPE html&gt;</text:span></text:p>
      <text:p text:style-name="P1"><text:span text:style-name="Source_20_Text"><text:s/>&lt;html lang=”en”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9:55:13.616625004</meta:creation-date>
    <dc:date>2022-11-27T21:35:12.924485716</dc:date>
    <meta:editing-duration>PT1H29M49S</meta:editing-duration>
    <meta:editing-cycles>1</meta:editing-cycles>
    <meta:document-statistic meta:table-count="0" meta:image-count="0" meta:object-count="0" meta:page-count="1" meta:paragraph-count="4" meta:word-count="9" meta:character-count="57" meta:non-whitespace-character-count="51"/>
    <meta:generator>LibreOffice/7.3.7.2$Linux_X86_64 LibreOffice_project/30$Build-2</meta:generator>
  </office:meta>
</office:document-meta>
</file>